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F5E583B9E823AF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3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Calibri"/>
    </style:style>
    <style:style style:name="P3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5" style:family="paragraph" style:parent-style-name="Standard">
      <style:text-properties style:font-name="Calibri" officeooo:paragraph-rsid="00195d1b"/>
    </style:style>
    <style:style style:name="P3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38" style:family="paragraph" style:parent-style-name="Text_20_body">
      <style:text-properties fo:font-size="2pt" officeooo:paragraph-rsid="00f867dd" style:font-size-asian="1.75pt" style:font-size-complex="2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4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5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46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Calibri" fo:font-size="16pt" officeooo:paragraph-rsid="01179d5b" style:font-size-complex="16pt"/>
    </style:style>
    <style:style style:name="P4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5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55" style:family="paragraph" style:parent-style-name="Table_20_Contents">
      <style:text-properties officeooo:paragraph-rsid="002789dc"/>
    </style:style>
    <style:style style:name="P56" style:family="paragraph" style:parent-style-name="Table_20_Contents">
      <style:text-properties officeooo:paragraph-rsid="001b88f9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fo:color="#ffffff" fo:font-size="8pt" style:font-size-asian="8pt" style:font-size-complex="8pt"/>
    </style:style>
    <style:style style:name="T2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1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8"><text:span text:style-name="T21"><text:text-input text:description="&lt;o.company_id.name&gt;">Company Name</text:text-input></text:span><text:span text:style-name="T22"><text:line-break/></text:span><text:span text:style-name="T23"><text:text-input text:description="&lt;o.company_id.street&gt;">Street</text:text-input></text:span><text:span text:style-name="T23"> </text:span><text:span text:style-name="T23"><text:text-input text:description="&lt;o.company_id.street2&gt;">street2</text:text-input></text:span><text:span text:style-name="T23"><text:line-break/></text:span><text:span text:style-name="T23"><text:text-input text:description="&lt;o.company_id.zip&gt;">Zip</text:text-input></text:span><text:span text:style-name="T23"> </text:span><text:span text:style-name="T23"><text:text-input text:description="&lt;o.company_id.city&gt;">City</text:text-input></text:span><text:span text:style-name="T23"> </text:span><text:span text:style-name="T23"><text:text-input text:description="&lt;o.company_id.country_id.name&gt;">Country</text:text-input></text:span><text:span text:style-name="T5"><text:line-break/></text:span><text:span text:style-name="T5"><text:text-input text:description="&lt;(o.company_id.phone and 'Tél.:           ' or '') + (o.company_id.phone and o.company_id.phone or '')&gt;">Phone</text:text-input></text:span><text:span text:style-name="T5"><text:line-break/></text:span><text:span text:style-name="T5"><text:text-input text:description="&lt;(o.company_id.fax and 'Fax:             ' or '') + (o.company_id.fax and o.company_id.fax or '')&gt;">Fax</text:text-input></text:span><text:span text:style-name="T12"><text:line-break/></text:span><text:span text:style-name="T8">achat@dec-industrie.com</text:span></text:p>
          </table:table-cell>
          <table:table-cell table:style-name="Tableau3.A1" office:value-type="string">
            <text:p text:style-name="P31"><draw:frame draw:style-name="fr2" draw:name="image: asimage(company.logo,0,697,200,'px')" text:anchor-type="as-char" svg:width="9.592cm" svg:height="2.769cm" draw:z-index="0"><draw:text-box><text:p text:style-name="Frame_20_contents"/></draw:text-box></draw:frame></text:p>
          </table:table-cell>
        </table:table-row>
      </table:table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text-input text:description="&lt;if test=&quot;o.dest_address_id&quot;&gt;">If</text:text-input></text:p>
            <text:p text:style-name="P6">Adresse de livraison:</text:p>
            <text:p text:style-name="P50"><text:span text:style-name="T6"><text:text-input text:description="&lt; format_address(o.dest_address_id) &gt;">format_address</text:text-input></text:span><text:span text:style-name="T7"> </text:span></text:p>
            <text:p text:style-name="P18"><text:text-input text:description="&lt;/if&gt;">Endif</text:text-input></text:p>
          </table:table-cell>
          <table:table-cell table:style-name="Tableau1.A1" office:value-type="string">
            <text:p text:style-name="P51">Fournisseur:</text:p>
            <text:p text:style-name="P52"><text:span text:style-name="T6"><text:text-input text:description="&lt; format_address(o.partner_id) &gt;">format_address</text:text-input></text:span><text:span text:style-name="T7"> </text:span></text:p>
          </table:table-cell>
        </table:table-row>
      </table:table>
      <text:p text:style-name="P33"/>
      <text:p text:style-name="P17"><text:text-input text:description="&lt;if test=&quot;o.state=='draft'&quot;&gt;">If</text:text-input></text:p>
      <text:p text:style-name="P29"><text:span text:style-name="T16">Demande de prix N°: </text:span><text:span text:style-name="T16"><text:text-input text:description="&lt;o.name&gt;">Order No</text:text-input></text:span></text:p>
      <text:p text:style-name="P17"><text:text-input text:description="&lt;/if&gt;">Endif</text:text-input></text:p>
      <text:p text:style-name="P17"><text:text-input text:description="&lt;if test=&quot;o.state != 'draft' &quot;&gt;">If</text:text-input></text:p>
      <text:p text:style-name="P27"><text:span text:style-name="T17">Commande </text:span><text:span text:style-name="T16">N°: </text:span><text:span text:style-name="T16"><text:text-input text:description="&lt;o.name&gt;">Order No</text:text-input></text:span></text:p>
      <text:p text:style-name="P17"><text:text-input text:description="&lt;/if&gt;">Endif</text:text-input></text:p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8">Notre référence</text:p>
            </table:table-cell>
            <table:table-cell table:style-name="Tableau5.A1" office:value-type="string">
              <text:p text:style-name="P8">Votre référence</text:p>
            </table:table-cell>
            <table:table-cell table:style-name="Tableau5.A1" office:value-type="string">
              <text:p text:style-name="P9">Date</text:p>
            </table:table-cell>
            <table:table-cell table:style-name="Tableau5.D1" office:value-type="string">
              <text:p text:style-name="P9">Validée par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1"><text:text-input text:description="&lt;o.name&gt;">Reference</text:text-input></text:p>
          </table:table-cell>
          <table:table-cell table:style-name="Tableau5.A2" office:value-type="string">
            <text:p text:style-name="P21"><text:text-input text:description="&lt;o.partner_ref or ''&gt;">Ref. fournisseur</text:text-input></text:p>
          </table:table-cell>
          <table:table-cell table:style-name="Tableau5.A2" office:value-type="string">
            <text:p text:style-name="P22"><text:text-input text:description="&lt;formatLang(o.date_order,date = True)&gt;">Date</text:text-input></text:p>
          </table:table-cell>
          <table:table-cell table:style-name="Tableau5.D2" office:value-type="string">
            <text:p text:style-name="P23"><text:text-input text:description="&lt;(o.user_id and o.user_id.name) or ''&gt;">Validator</text:text-input></text:p>
          </table:table-cell>
        </table:table-row>
      </table:table>
      <text:p text:style-name="P20"><text:text-input text:description="&lt;if test=&quot;o.notes&quot;&gt;">If</text:text-input></text:p>
      <text:p text:style-name="P20"/>
      <text:p text:style-name="P36">Notes:</text:p>
      <text:p text:style-name="P37"><text:span text:style-name="T3"><text:text-input text:description="&lt;format(o.notes or '')&gt;">Notes</text:text-input></text:span><text:s/></text:p>
      <text:p text:style-name="P20"><text:text-input text:description="&lt;/if&gt;">Endif</text:text-input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10">Description </text:p>
            </table:table-cell>
            <table:table-cell table:style-name="Tableau2.A1" office:value-type="string">
              <text:p text:style-name="P11"><text:s/><text:span text:style-name="T18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4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56"><text:span text:style-name="T13"><text:text-input text:description="&lt;for each=&quot;line in o.print_purchase_order_lines(data)&quot;&gt;">Start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55"><text:span text:style-name="T14"><text:text-input text:description="&lt;line.supplier_code&gt;">Supplier code</text:text-input></text:span></text:p>
            <text:p text:style-name="P42"><text:text-input text:description="&lt;line.supplier_name&gt;">Supplier name</text:text-input></text:p>
          </table:table-cell>
          <table:table-cell table:style-name="Tableau2.A3" office:value-type="string">
            <text:p text:style-name="P30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25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2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25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44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43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4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0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9"><text:s/><draw:frame draw:style-name="fr3" draw:name="Image1" text:anchor-type="as-char" svg:width="0.462cm" svg:height="0.462cm" draw:z-index="2"><draw:image xlink:href="Pictures/100002010000002000000020F5E583B9E823AF8A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41"><text:text-input text:description="&lt;o.user_id.signature&gt;">Signature</text:text-input></text:p>
                </table:table-cell>
              </table:table-row>
            </table:table>
            <text:p text:style-name="P39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28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24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28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9"/>
      <text:p text:style-name="P32"/>
      <text:p text:style-name="P2"/>
      <text:p text:style-name="P32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</draw:text-box></draw:frame><text:text-input text:description="&lt;format_footer(o.company_id)&gt;">Pied de page d'information générale</text:text-input><text:s/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6T00:20:54.959000000</dc:date>
    <meta:editing-duration>P1DT19H14M43S</meta:editing-duration>
    <meta:editing-cycles>441</meta:editing-cycles>
    <meta:generator>LibreOffice/6.4.1.2$Windows_X86_64 LibreOffice_project/4d224e95b98b138af42a64d84056446d09082932</meta:generator>
    <meta:document-statistic meta:table-count="7" meta:image-count="1" meta:object-count="0" meta:page-count="1" meta:paragraph-count="56" meta:word-count="191" meta:character-count="684" meta:non-whitespace-character-count="630"/>
    <meta:user-defined meta:name="Info 1"/>
    <meta:user-defined meta:name="Info 2"/>
    <meta:user-defined meta:name="Info 3"/>
    <meta:user-defined meta:name="Info 4"/>
  </office:meta>
</office:document-meta>
</file>